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tils.encode( String s , String en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tUtils.getExtension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etUtils.encodePath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etUtils.decodePath(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etUtils.absolutize( String path , String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Utils.decode( String s , String en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tUtils.parameterize( String uri , Map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tUtils.createParameters( 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tUtils.getPath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Utils.deparameterize( String uri , Map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etUtils.relativize( String path , String absolute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etUtils.normalize( String uri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etUtils.removeAuthorisation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